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fo:color="#000000" style:font-name="Cambria" style:font-name-asian="Cambria" style:font-name-complex="Cambria" fo:font-size="12pt" style:font-size-asian="12pt" style:font-size-complex="12pt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Cambria" style:font-name-asian="Cambria" style:font-name-complex="Cambria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Cambria" style:font-name-asian="Cambria" style:font-name-complex="Cambria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Cambria" style:font-name-asian="Cambria" style:font-name-complex="Cambria"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Cambria" style:font-name-asian="Cambria" style:font-name-complex="Cambria" fo:font-size="12pt" style:font-size-asian="12pt" style:font-size-complex="12pt"/>
    </style:style>
    <style:style style:name="co1" style:family="table-column">
      <style:table-column-properties fo:break-before="auto" style:column-width="2.413cm"/>
    </style:style>
    <style:style style:name="co2" style:family="table-column">
      <style:table-column-properties fo:break-before="auto" style:column-width="5.12233333333333cm"/>
    </style:style>
    <style:style style:name="co3" style:family="table-column">
      <style:table-column-properties fo:break-before="auto" style:column-width="4.72016666666667cm"/>
    </style:style>
    <style:style style:name="co4" style:family="table-column">
      <style:table-column-properties fo:break-before="auto" style:column-width="4.191cm"/>
    </style:style>
    <style:style style:name="co5" style:family="table-column">
      <style:table-column-properties fo:break-before="auto" style:column-width="4.5085cm"/>
    </style:style>
    <style:style style:name="ro1" style:family="table-row">
      <style:table-row-properties style:row-height="23.4pt" style:use-optimal-row-height="fals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assroom_Detail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3">
            <text:p>Block</text:p>
          </table:table-cell>
          <table:table-cell office:value-type="string" table:style-name="ce4">
            <text:p>Floor</text:p>
          </table:table-cell>
          <table:table-cell office:value-type="string" table:style-name="ce4">
            <text:p>Classroom No.</text:p>
          </table:table-cell>
          <table:table-cell office:value-type="string" table:style-name="ce4">
            <text:p>Computer Availability</text:p>
          </table:table-cell>
          <table:table-cell office:value-type="string" table:style-name="ce4">
            <text:p>Speaker Availability</text:p>
          </table:table-cell>
          <table:table-cell office:value-type="string" table:style-name="ce4">
            <text:p>Projector Availability</text:p>
          </table:table-cell>
          <table:table-cell office:value-type="string" table:style-name="ce4">
            <text:p>Student Desk</text:p>
          </table:table-cell>
          <table:table-cell office:value-type="string" table:style-name="ce4">
            <text:p>Capacity</text:p>
          </table:table-cell>
          <table:table-cell table:number-columns-repeated="20" table:style-name="ce2"/>
          <table:table-cell table:number-columns-repeated="16356"/>
        </table:table-row>
        <table:table-row table:style-name="ro1">
          <table:table-cell office:value-type="string" table:style-name="ce5">
            <text:p>Mechanical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ME103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45" table:style-name="ce6">
            <text:p>45</text:p>
          </table:table-cell>
          <table:table-cell office:value-type="float" office:value="90" table:formula="of:=[.G2]*2" table:style-name="ce6">
            <text:p>9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Mechanical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ME104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45" table:style-name="ce6">
            <text:p>45</text:p>
          </table:table-cell>
          <table:table-cell office:value-type="float" office:value="90" table:formula="of:=[.G3]*2" table:style-name="ce6">
            <text:p>9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Mechanical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ME105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45" table:style-name="ce6">
            <text:p>45</text:p>
          </table:table-cell>
          <table:table-cell office:value-type="float" office:value="90" table:formula="of:=[.G4]*2" table:style-name="ce6">
            <text:p>9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Mechanical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ME106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45" table:style-name="ce6">
            <text:p>45</text:p>
          </table:table-cell>
          <table:table-cell office:value-type="float" office:value="90" table:formula="of:=[.G5]*2" table:style-name="ce6">
            <text:p>9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Mechanical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ME20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5" table:style-name="ce6">
            <text:p>45</text:p>
          </table:table-cell>
          <table:table-cell office:value-type="float" office:value="90" table:formula="of:=[.G6]*2" table:style-name="ce6">
            <text:p>9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Mechanical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ME20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5" table:style-name="ce6">
            <text:p>45</text:p>
          </table:table-cell>
          <table:table-cell office:value-type="float" office:value="90" table:formula="of:=[.G7]*2" table:style-name="ce6">
            <text:p>9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Mechanical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ME203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5" table:style-name="ce6">
            <text:p>45</text:p>
          </table:table-cell>
          <table:table-cell office:value-type="float" office:value="90" table:formula="of:=[.G8]*2" table:style-name="ce6">
            <text:p>9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Mechanical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ME204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5" table:style-name="ce6">
            <text:p>45</text:p>
          </table:table-cell>
          <table:table-cell office:value-type="float" office:value="90" table:formula="of:=[.G9]*2" table:style-name="ce6">
            <text:p>9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Mechanical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ME205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5" table:style-name="ce6">
            <text:p>45</text:p>
          </table:table-cell>
          <table:table-cell office:value-type="float" office:value="90" table:formula="of:=[.G10]*2" table:style-name="ce6">
            <text:p>9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Mechanical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ME206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5" table:style-name="ce6">
            <text:p>45</text:p>
          </table:table-cell>
          <table:table-cell office:value-type="float" office:value="90" table:formula="of:=[.G11]*2" table:style-name="ce6">
            <text:p>9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Mechanical Block</text:p>
          </table:table-cell>
          <table:table-cell office:value-type="string" table:style-name="ce6">
            <text:p>III</text:p>
          </table:table-cell>
          <table:table-cell office:value-type="string" table:style-name="ce6">
            <text:p>ME30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5" table:style-name="ce6">
            <text:p>45</text:p>
          </table:table-cell>
          <table:table-cell office:value-type="float" office:value="90" table:formula="of:=[.G12]*2" table:style-name="ce6">
            <text:p>9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Mechanical Block</text:p>
          </table:table-cell>
          <table:table-cell office:value-type="string" table:style-name="ce6">
            <text:p>III</text:p>
          </table:table-cell>
          <table:table-cell office:value-type="string" table:style-name="ce6">
            <text:p>ME30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5" table:style-name="ce6">
            <text:p>45</text:p>
          </table:table-cell>
          <table:table-cell office:value-type="float" office:value="90" table:formula="of:=[.G13]*2" table:style-name="ce6">
            <text:p>9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Mechanical Block</text:p>
          </table:table-cell>
          <table:table-cell office:value-type="string" table:style-name="ce6">
            <text:p>III</text:p>
          </table:table-cell>
          <table:table-cell office:value-type="string" table:style-name="ce6">
            <text:p>ME303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5" table:style-name="ce6">
            <text:p>45</text:p>
          </table:table-cell>
          <table:table-cell office:value-type="float" office:value="90" table:formula="of:=[.G14]*2" table:style-name="ce6">
            <text:p>9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Mechanical Block</text:p>
          </table:table-cell>
          <table:table-cell office:value-type="string" table:style-name="ce6">
            <text:p>III</text:p>
          </table:table-cell>
          <table:table-cell office:value-type="string" table:style-name="ce6">
            <text:p>ME304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5" table:style-name="ce6">
            <text:p>45</text:p>
          </table:table-cell>
          <table:table-cell office:value-type="float" office:value="90" table:formula="of:=[.G15]*2" table:style-name="ce6">
            <text:p>9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Mechanical Block</text:p>
          </table:table-cell>
          <table:table-cell office:value-type="string" table:style-name="ce6">
            <text:p>III</text:p>
          </table:table-cell>
          <table:table-cell office:value-type="string" table:style-name="ce6">
            <text:p>ME305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5" table:style-name="ce6">
            <text:p>45</text:p>
          </table:table-cell>
          <table:table-cell office:value-type="float" office:value="90" table:formula="of:=[.G16]*2" table:style-name="ce6">
            <text:p>9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Mechanical Block</text:p>
          </table:table-cell>
          <table:table-cell office:value-type="string" table:style-name="ce6">
            <text:p>III</text:p>
          </table:table-cell>
          <table:table-cell office:value-type="string" table:style-name="ce6">
            <text:p>ME306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5" table:style-name="ce6">
            <text:p>45</text:p>
          </table:table-cell>
          <table:table-cell office:value-type="float" office:value="90" table:formula="of:=[.G17]*2" table:style-name="ce6">
            <text:p>9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Sunflower Block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IT00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0" table:style-name="ce6">
            <text:p>40</text:p>
          </table:table-cell>
          <table:table-cell office:value-type="float" office:value="80" table:formula="of:=[.G18]*2" table:style-name="ce6">
            <text:p>8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Sunflower Block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IT00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0" table:style-name="ce6">
            <text:p>40</text:p>
          </table:table-cell>
          <table:table-cell office:value-type="float" office:value="80" table:formula="of:=[.G19]*2" table:style-name="ce6">
            <text:p>8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Sunflower Block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IT003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0" table:style-name="ce6">
            <text:p>40</text:p>
          </table:table-cell>
          <table:table-cell office:value-type="float" office:value="80" table:formula="of:=[.G20]*2" table:style-name="ce6">
            <text:p>8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Sunflower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IT10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0" table:style-name="ce6">
            <text:p>40</text:p>
          </table:table-cell>
          <table:table-cell office:value-type="float" office:value="80" table:formula="of:=[.G21]*2" table:style-name="ce6">
            <text:p>8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Sunflower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IT10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0" table:style-name="ce6">
            <text:p>40</text:p>
          </table:table-cell>
          <table:table-cell office:value-type="float" office:value="80" table:formula="of:=[.G22]*2" table:style-name="ce6">
            <text:p>8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Sunflower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CS20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0" table:style-name="ce6">
            <text:p>40</text:p>
          </table:table-cell>
          <table:table-cell office:value-type="float" office:value="80" table:formula="of:=[.G23]*2" table:style-name="ce6">
            <text:p>8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Sunflower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CS20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0" table:style-name="ce6">
            <text:p>40</text:p>
          </table:table-cell>
          <table:table-cell office:value-type="float" office:value="80" table:formula="of:=[.G24]*2" table:style-name="ce6">
            <text:p>8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Sunflower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CS203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0" table:style-name="ce6">
            <text:p>40</text:p>
          </table:table-cell>
          <table:table-cell office:value-type="float" office:value="80" table:formula="of:=[.G25]*2" table:style-name="ce6">
            <text:p>8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Sunflower Block</text:p>
          </table:table-cell>
          <table:table-cell office:value-type="string" table:style-name="ce6">
            <text:p>III</text:p>
          </table:table-cell>
          <table:table-cell office:value-type="string" table:style-name="ce6">
            <text:p>CS30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0" table:style-name="ce6">
            <text:p>40</text:p>
          </table:table-cell>
          <table:table-cell office:value-type="float" office:value="80" table:formula="of:=[.G26]*2" table:style-name="ce6">
            <text:p>8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Sunflower Block</text:p>
          </table:table-cell>
          <table:table-cell office:value-type="string" table:style-name="ce6">
            <text:p>III</text:p>
          </table:table-cell>
          <table:table-cell office:value-type="string" table:style-name="ce6">
            <text:p>CS30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0" table:style-name="ce6">
            <text:p>40</text:p>
          </table:table-cell>
          <table:table-cell office:value-type="float" office:value="80" table:formula="of:=[.G27]*2" table:style-name="ce6">
            <text:p>8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Sunflower Block</text:p>
          </table:table-cell>
          <table:table-cell office:value-type="string" table:style-name="ce6">
            <text:p>III</text:p>
          </table:table-cell>
          <table:table-cell office:value-type="string" table:style-name="ce6">
            <text:p>CS303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0" table:style-name="ce6">
            <text:p>40</text:p>
          </table:table-cell>
          <table:table-cell office:value-type="float" office:value="80" table:formula="of:=[.G28]*2" table:style-name="ce6">
            <text:p>8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ECE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EC2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29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ECE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EC2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30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ECE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EC23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31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ECE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EC25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32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ECE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EC26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33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ECE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EC3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34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ECE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EC3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35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ECE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EC33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36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ECE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EC34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20" table:style-name="ce6">
            <text:p>20</text:p>
          </table:table-cell>
          <table:table-cell office:value-type="float" office:value="40" table:formula="of:=[.G37]*2" table:style-name="ce6">
            <text:p>4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ECE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EC35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20" table:style-name="ce6">
            <text:p>20</text:p>
          </table:table-cell>
          <table:table-cell office:value-type="float" office:value="40" table:formula="of:=[.G38]*2" table:style-name="ce6">
            <text:p>4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ECE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EC36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60" table:style-name="ce6">
            <text:p>60</text:p>
          </table:table-cell>
          <table:table-cell office:value-type="float" office:value="120" table:formula="of:=[.G39]*2" table:style-name="ce6">
            <text:p>12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CIVIL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CE2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40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CIVIL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CE2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41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CIVIL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CE23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42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CIVIL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CE24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43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CIVIL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CE25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44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CIVIL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CE26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45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CIVIL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CE3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46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CIVIL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CE3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47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CIVIL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CE33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48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CIVIL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CE34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20" table:style-name="ce6">
            <text:p>20</text:p>
          </table:table-cell>
          <table:table-cell office:value-type="float" office:value="40" table:formula="of:=[.G49]*2" table:style-name="ce6">
            <text:p>4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CIVIL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CE35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20" table:style-name="ce6">
            <text:p>20</text:p>
          </table:table-cell>
          <table:table-cell office:value-type="float" office:value="40" table:formula="of:=[.G50]*2" table:style-name="ce6">
            <text:p>4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CIVIL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CE36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60" table:style-name="ce6">
            <text:p>60</text:p>
          </table:table-cell>
          <table:table-cell office:value-type="float" office:value="120" table:formula="of:=[.G51]*2" table:style-name="ce6">
            <text:p>12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Textile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TT2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52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Textile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TT2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53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Textile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TT23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54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Textile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TT24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55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Textile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TT25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56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Textile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TT26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57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Textile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TT3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58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Textile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TT3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59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Textile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TT33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60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Textile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TT34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20" table:style-name="ce6">
            <text:p>20</text:p>
          </table:table-cell>
          <table:table-cell office:value-type="float" office:value="40" table:formula="of:=[.G61]*2" table:style-name="ce6">
            <text:p>4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Textile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TT35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20" table:style-name="ce6">
            <text:p>20</text:p>
          </table:table-cell>
          <table:table-cell office:value-type="float" office:value="40" table:formula="of:=[.G62]*2" table:style-name="ce6">
            <text:p>4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Textile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TT36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60" table:style-name="ce6">
            <text:p>60</text:p>
          </table:table-cell>
          <table:table-cell office:value-type="float" office:value="120" table:formula="of:=[.G63]*2" table:style-name="ce6">
            <text:p>12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Old AGRI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AG2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64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Old AGRI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AG2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65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Old AGRI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AG23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66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Old AGRI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AG24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67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Old AGRI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AG25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68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Old AGRI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AG26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69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Old AGRI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AG3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70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Old AGRI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AG3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60" table:style-name="ce6">
            <text:p>60</text:p>
          </table:table-cell>
          <table:table-cell office:value-type="float" office:value="120" table:formula="of:=[.G71]*2" table:style-name="ce6">
            <text:p>12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Old AGRI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AG33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72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Old AGRI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AG34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73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Old AGRI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AG35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74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EEE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EE2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75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EEE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EE2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76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EEE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EE23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77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EEE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EE24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78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EEE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EE25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79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EEE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EE26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80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EEE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EE3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81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EEE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EE3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60" table:style-name="ce6">
            <text:p>60</text:p>
          </table:table-cell>
          <table:table-cell office:value-type="float" office:value="120" table:formula="of:=[.G82]*2" table:style-name="ce6">
            <text:p>12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EEE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EE33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83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EEE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EE34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84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EEE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EE35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85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CT &amp; AIDS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CT2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86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CT &amp; AIDS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CT2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87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CT &amp; AIDS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CT23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88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CT &amp; AIDS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CT25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89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CT &amp; AIDS Block</text:p>
          </table:table-cell>
          <table:table-cell office:value-type="string" table:style-name="ce6">
            <text:p>I</text:p>
          </table:table-cell>
          <table:table-cell office:value-type="string" table:style-name="ce6">
            <text:p>CT26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90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CT &amp; AIDS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AIDS3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91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CT &amp; AIDS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AIDS33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92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CT &amp; AIDS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AIDS34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93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2">
          <table:table-cell office:value-type="string" table:style-name="ce5">
            <text:p>CT &amp; AIDS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AIDS35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94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IB Block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IB10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20" table:style-name="ce6">
            <text:p>20</text:p>
          </table:table-cell>
          <table:table-cell office:value-type="float" office:value="40" table:formula="of:=[.G95]*2" table:style-name="ce6">
            <text:p>4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IB Block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IB103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20" table:style-name="ce6">
            <text:p>20</text:p>
          </table:table-cell>
          <table:table-cell office:value-type="float" office:value="40" table:formula="of:=[.G96]*2" table:style-name="ce6">
            <text:p>4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IB Block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IB104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20" table:style-name="ce6">
            <text:p>20</text:p>
          </table:table-cell>
          <table:table-cell office:value-type="float" office:value="40" table:formula="of:=[.G97]*2" table:style-name="ce6">
            <text:p>4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IB Block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IB105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98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IB Block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IB106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99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IB Block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IB107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100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IB Block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IB108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101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IB Block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IB11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102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IB Block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IB11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103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IB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IB20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20" table:style-name="ce6">
            <text:p>20</text:p>
          </table:table-cell>
          <table:table-cell office:value-type="float" office:value="40" table:formula="of:=[.G104]*2" table:style-name="ce6">
            <text:p>4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IB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IB20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20" table:style-name="ce6">
            <text:p>20</text:p>
          </table:table-cell>
          <table:table-cell office:value-type="float" office:value="40" table:formula="of:=[.G105]*2" table:style-name="ce6">
            <text:p>4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IB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IB203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106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IB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IB204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30" table:style-name="ce6">
            <text:p>30</text:p>
          </table:table-cell>
          <table:table-cell office:value-type="float" office:value="60" table:formula="of:=[.G107]*2" table:style-name="ce6">
            <text:p>6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IB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IB205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20" table:style-name="ce6">
            <text:p>20</text:p>
          </table:table-cell>
          <table:table-cell office:value-type="float" office:value="40" table:formula="of:=[.G108]*2" table:style-name="ce6">
            <text:p>4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IB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IB206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20" table:style-name="ce6">
            <text:p>20</text:p>
          </table:table-cell>
          <table:table-cell office:value-type="float" office:value="40" table:formula="of:=[.G109]*2" table:style-name="ce6">
            <text:p>4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IB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IB207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0" table:style-name="ce6">
            <text:p>40</text:p>
          </table:table-cell>
          <table:table-cell office:value-type="float" office:value="80" table:formula="of:=[.G110]*2" table:style-name="ce6">
            <text:p>8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IB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IB208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0" table:style-name="ce6">
            <text:p>40</text:p>
          </table:table-cell>
          <table:table-cell office:value-type="float" office:value="80" table:formula="of:=[.G111]*2" table:style-name="ce6">
            <text:p>8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IB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IB209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0" table:style-name="ce6">
            <text:p>40</text:p>
          </table:table-cell>
          <table:table-cell office:value-type="float" office:value="80" table:formula="of:=[.G112]*2" table:style-name="ce6">
            <text:p>8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IB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IB210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0" table:style-name="ce6">
            <text:p>40</text:p>
          </table:table-cell>
          <table:table-cell office:value-type="float" office:value="80" table:formula="of:=[.G113]*2" table:style-name="ce6">
            <text:p>8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IB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IB21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0" table:style-name="ce6">
            <text:p>40</text:p>
          </table:table-cell>
          <table:table-cell office:value-type="float" office:value="80" table:formula="of:=[.G114]*2" table:style-name="ce6">
            <text:p>80</text:p>
          </table:table-cell>
          <table:table-cell table:number-columns-repeated="20" table:style-name="ce2"/>
          <table:table-cell table:number-columns-repeated="16356"/>
        </table:table-row>
        <table:table-row table:style-name="ro3">
          <table:table-cell office:value-type="string" table:style-name="ce5">
            <text:p>IB Block</text:p>
          </table:table-cell>
          <table:table-cell office:value-type="string" table:style-name="ce6">
            <text:p>II</text:p>
          </table:table-cell>
          <table:table-cell office:value-type="string" table:style-name="ce6">
            <text:p>IB21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float" office:value="40" table:style-name="ce6">
            <text:p>40</text:p>
          </table:table-cell>
          <table:table-cell office:value-type="float" office:value="80" table:formula="of:=[.G115]*2" table:style-name="ce6">
            <text:p>80</text:p>
          </table:table-cell>
          <table:table-cell table:number-columns-repeated="20" table:style-name="ce2"/>
          <table:table-cell table:number-columns-repeated="16356"/>
        </table:table-row>
        <table:table-row table:number-rows-repeated="886" table:style-name="ro3">
          <table:table-cell table:number-columns-repeated="28" table:style-name="ce2"/>
          <table:table-cell table:number-columns-repeated="16356"/>
        </table:table-row>
        <table:table-row table:number-rows-repeated="104757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kanishkan sathish</meta:initial-creator>
    <dc:creator>kanishkan sathish</dc:creator>
    <meta:creation-date>2022-11-16T10:36:04Z</meta:creation-date>
    <dc:date>2022-11-16T10:41:44Z</dc:date>
  </office:meta>
</office:document-meta>
</file>